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5.9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78.78mm" svg:height="89.99mm" svg:x="0mm" svg:y="139.66mm">
            <loext:p draw:notify-on-update-of-ranges="Feuille1.B1:Feuille1.P1 Feuille1.A2:Feuille1.A2 Feuille1.B2:Feuille1.P2 Feuille1.A3:Feuille1.A3 Feuille1.B3:Feuille1.P3 Feuille1.A4:Feuille1.A4 Feuille1.B4:Feuille1.P4 Feuille1.A5:Feuille1.A5 Feuille1.B5:Feuille1.P5 Feuille1.A6:Feuille1.A6 Feuille1.B6:Feuille1.P6 Feuille1.A7:Feuille1.A7 Feuille1.B7:Feuille1.P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35mm" svg:y="139.66mm">
            <loext:p draw:notify-on-update-of-ranges="Feuille1.B9:Feuille1.P9 Feuille1.A10:Feuille1.A10 Feuille1.B10:Feuille1.P10 Feuille1.A11:Feuille1.A11 Feuille1.B11:Feuille1.P11 Feuille1.A12:Feuille1.A12 Feuille1.B12:Feuille1.P12 Feuille1.A12:Feuille1.A12 Feuille1.B12:Feuille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ents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office:value-type="string" calcext:value-type="string">
            <text:p>« 200000 »</text:p>
          </table:table-cell>
          <table:table-cell office:value-type="string" calcext:value-type="string">
            <text:p>« 300000 »</text:p>
          </table:table-cell>
          <table:table-cell office:value-type="string" calcext:value-type="string">
            <text:p>« 400000 »</text:p>
          </table:table-cell>
          <table:table-cell office:value-type="string" calcext:value-type="string">
            <text:p>« 500000 »</text:p>
          </table:table-cell>
          <table:table-cell office:value-type="string" calcext:value-type="string">
            <text:p>« 600000 »</text:p>
          </table:table-cell>
          <table:table-cell office:value-type="string" calcext:value-type="string">
            <text:p>« 700000 »</text:p>
          </table:table-cell>
          <table:table-cell office:value-type="string" calcext:value-type="string">
            <text:p>« 800000 »</text:p>
          </table:table-cell>
          <table:table-cell office:value-type="string" calcext:value-type="string">
            <text:p>« 900000 »</text:p>
          </table:table-cell>
          <table:table-cell office:value-type="string" calcext:value-type="string">
            <text:p>« 1000000 »</text:p>
          </table:table-cell>
        </table:table-row>
        <table:table-row table:style-name="ro1">
          <table:table-cell office:value-type="string" calcext:value-type="string">
            <text:p>Bubbles</text:p>
          </table:table-cell>
          <table:table-cell table:style-name="ce1" office:value-type="float" office:value="0.10795" calcext:value-type="float">
            <text:p>0,1080</text:p>
          </table:table-cell>
          <table:table-cell table:style-name="ce1" office:value-type="float" office:value="1.5153" calcext:value-type="float">
            <text:p>1,5153</text:p>
          </table:table-cell>
          <table:table-cell table:style-name="ce1" office:value-type="float" office:value="91.2756" calcext:value-type="float">
            <text:p>91,2756</text:p>
          </table:table-cell>
          <table:table-cell table:style-name="ce1" office:value-type="float" office:value="425.38" calcext:value-type="float">
            <text:p>425,3800</text:p>
          </table:table-cell>
          <table:table-cell table:style-name="ce1" office:value-type="float" office:value="12557.9152" calcext:value-type="float">
            <text:p>12557,9152</text:p>
          </table:table-cell>
          <table:table-cell table:style-name="ce1" office:value-type="float" office:value="63930.98925" calcext:value-type="float">
            <text:p>63930,9893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SequentialInsertion</text:p>
          </table:table-cell>
          <table:table-cell table:style-name="ce1" office:value-type="float" office:value="0.0211" calcext:value-type="float">
            <text:p>0,0211</text:p>
          </table:table-cell>
          <table:table-cell table:style-name="ce1" office:value-type="float" office:value="0.4515" calcext:value-type="float">
            <text:p>0,4515</text:p>
          </table:table-cell>
          <table:table-cell table:style-name="ce1" office:value-type="float" office:value="43.2995" calcext:value-type="float">
            <text:p>43,2995</text:p>
          </table:table-cell>
          <table:table-cell table:style-name="ce1" office:value-type="float" office:value="172.78395" calcext:value-type="float">
            <text:p>172,7840</text:p>
          </table:table-cell>
          <table:table-cell table:style-name="ce1" office:value-type="float" office:value="4316.4249" calcext:value-type="float">
            <text:p>4316,4249</text:p>
          </table:table-cell>
          <table:table-cell table:style-name="ce1" office:value-type="float" office:value="18344.305375" calcext:value-type="float">
            <text:p>18344,3054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SequentInsChained</text:p>
          </table:table-cell>
          <table:table-cell table:style-name="ce1" office:value-type="float" office:value="0.03495" calcext:value-type="float">
            <text:p>0,0350</text:p>
          </table:table-cell>
          <table:table-cell table:style-name="ce1" office:value-type="float" office:value="0.80035" calcext:value-type="float">
            <text:p>0,8004</text:p>
          </table:table-cell>
          <table:table-cell table:style-name="ce1" office:value-type="float" office:value="73.6965" calcext:value-type="float">
            <text:p>73,6965</text:p>
          </table:table-cell>
          <table:table-cell table:style-name="ce1" office:value-type="float" office:value="294.6678" calcext:value-type="float">
            <text:p>294,6678</text:p>
          </table:table-cell>
          <table:table-cell table:style-name="ce1" office:value-type="float" office:value="7358.45995" calcext:value-type="float">
            <text:p>7358,4600</text:p>
          </table:table-cell>
          <table:table-cell table:style-name="ce1" office:value-type="float" office:value="33221.557889" calcext:value-type="float">
            <text:p>33221,5579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DichotomousInsertion</text:p>
          </table:table-cell>
          <table:table-cell table:style-name="ce1" office:value-type="float" office:value="0.02535" calcext:value-type="float">
            <text:p>0,0254</text:p>
          </table:table-cell>
          <table:table-cell table:style-name="ce1" office:value-type="float" office:value="0.37755" calcext:value-type="float">
            <text:p>0,3776</text:p>
          </table:table-cell>
          <table:table-cell table:style-name="ce1" office:value-type="float" office:value="22.78485" calcext:value-type="float">
            <text:p>22,7849</text:p>
          </table:table-cell>
          <table:table-cell table:style-name="ce1" office:value-type="float" office:value="88.98805" calcext:value-type="float">
            <text:p>88,9881</text:p>
          </table:table-cell>
          <table:table-cell table:style-name="ce1" office:value-type="float" office:value="2201.54075" calcext:value-type="float">
            <text:p>2201,5408</text:p>
          </table:table-cell>
          <table:table-cell table:style-name="ce1" office:value-type="float" office:value="8732.17365" calcext:value-type="float">
            <text:p>8732,1737</text:p>
          </table:table-cell>
          <table:table-cell table:style-name="ce1" office:value-type="float" office:value="39805.021857" calcext:value-type="float">
            <text:p>39805,0219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BinaryTree</text:p>
          </table:table-cell>
          <table:table-cell office:value-type="float" office:value="0.05865" calcext:value-type="float">
            <text:p>0,05865</text:p>
          </table:table-cell>
          <table:table-cell office:value-type="float" office:value="0.2635" calcext:value-type="float">
            <text:p>0,2635</text:p>
          </table:table-cell>
          <table:table-cell office:value-type="float" office:value="3.63875" calcext:value-type="float">
            <text:p>3,63875</text:p>
          </table:table-cell>
          <table:table-cell office:value-type="float" office:value="11.80005" calcext:value-type="float">
            <text:p>11,80005</text:p>
          </table:table-cell>
          <table:table-cell office:value-type="float" office:value="360.42985" calcext:value-type="float">
            <text:p>360,42985</text:p>
          </table:table-cell>
          <table:table-cell office:value-type="float" office:value="2074.5627" calcext:value-type="float">
            <text:p>2074,5627</text:p>
          </table:table-cell>
          <table:table-cell office:value-type="float" office:value="12413.95165" calcext:value-type="float">
            <text:p>12413,95165</text:p>
          </table:table-cell>
          <table:table-cell office:value-type="float" office:value="36203.295375" calcext:value-type="float">
            <text:p>36203,295375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SelectionPermutation</text:p>
          </table:table-cell>
          <table:table-cell table:style-name="ce1" office:value-type="float" office:value="0.0293" calcext:value-type="float">
            <text:p>0,0293</text:p>
          </table:table-cell>
          <table:table-cell table:style-name="ce1" office:value-type="float" office:value="0.59375" calcext:value-type="float">
            <text:p>0,5938</text:p>
          </table:table-cell>
          <table:table-cell table:style-name="ce1" office:value-type="float" office:value="55.144" calcext:value-type="float">
            <text:p>55,1440</text:p>
          </table:table-cell>
          <table:table-cell table:style-name="ce1" office:value-type="float" office:value="219.74985" calcext:value-type="float">
            <text:p>219,7499</text:p>
          </table:table-cell>
          <table:table-cell table:style-name="ce1" office:value-type="float" office:value="5481.28995" calcext:value-type="float">
            <text:p>5481,2900</text:p>
          </table:table-cell>
          <table:table-cell table:style-name="ce1" office:value-type="float" office:value="23757.05325" calcext:value-type="float">
            <text:p>23757,0533</text:p>
          </table:table-cell>
          <table:table-cell table:style-name="ce1"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apides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office:value-type="string" calcext:value-type="string">
            <text:p>« 200000 »</text:p>
          </table:table-cell>
          <table:table-cell office:value-type="string" calcext:value-type="string">
            <text:p>« 300000 »</text:p>
          </table:table-cell>
          <table:table-cell office:value-type="string" calcext:value-type="string">
            <text:p>« 400000 »</text:p>
          </table:table-cell>
          <table:table-cell office:value-type="string" calcext:value-type="string">
            <text:p>« 500000 »</text:p>
          </table:table-cell>
          <table:table-cell office:value-type="string" calcext:value-type="string">
            <text:p>« 600000 »</text:p>
          </table:table-cell>
          <table:table-cell office:value-type="string" calcext:value-type="string">
            <text:p>« 700000 »</text:p>
          </table:table-cell>
          <table:table-cell office:value-type="string" calcext:value-type="string">
            <text:p>« 800000 »</text:p>
          </table:table-cell>
          <table:table-cell office:value-type="string" calcext:value-type="string">
            <text:p>« 900000 »</text:p>
          </table:table-cell>
          <table:table-cell office:value-type="string" calcext:value-type="string">
            <text:p>« 1000000 »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float" office:value="0.0292" calcext:value-type="float">
            <text:p>0,0292</text:p>
          </table:table-cell>
          <table:table-cell table:style-name="ce1" office:value-type="float" office:value="0.1677" calcext:value-type="float">
            <text:p>0,1677</text:p>
          </table:table-cell>
          <table:table-cell table:style-name="ce1" office:value-type="float" office:value="1.5318" calcext:value-type="float">
            <text:p>1,5318</text:p>
          </table:table-cell>
          <table:table-cell table:style-name="ce1" office:value-type="float" office:value="2.83865" calcext:value-type="float">
            <text:p>2,8387</text:p>
          </table:table-cell>
          <table:table-cell table:style-name="ce1" office:value-type="float" office:value="15.56285" calcext:value-type="float">
            <text:p>15,5629</text:p>
          </table:table-cell>
          <table:table-cell table:style-name="ce1" office:value-type="float" office:value="32.1178" calcext:value-type="float">
            <text:p>32,1178</text:p>
          </table:table-cell>
          <table:table-cell table:style-name="ce1" office:value-type="float" office:value="66.3263" calcext:value-type="float">
            <text:p>66,3263</text:p>
          </table:table-cell>
          <table:table-cell table:style-name="ce1" office:value-type="float" office:value="101.66705" calcext:value-type="float">
            <text:p>101,6671</text:p>
          </table:table-cell>
          <table:table-cell table:style-name="ce1" office:value-type="float" office:value="137.214" calcext:value-type="float">
            <text:p>137,2140</text:p>
          </table:table-cell>
          <table:table-cell table:style-name="ce1" office:value-type="float" office:value="174.4969" calcext:value-type="float">
            <text:p>174,4969</text:p>
          </table:table-cell>
          <table:table-cell table:style-name="ce1" office:value-type="float" office:value="212.6654" calcext:value-type="float">
            <text:p>212,6654</text:p>
          </table:table-cell>
          <table:table-cell table:style-name="ce1" office:value-type="float" office:value="247.94925" calcext:value-type="float">
            <text:p>247,9493</text:p>
          </table:table-cell>
          <table:table-cell table:style-name="ce1" office:value-type="float" office:value="284.1719" calcext:value-type="float">
            <text:p>284,1719</text:p>
          </table:table-cell>
          <table:table-cell table:style-name="ce1" office:value-type="float" office:value="324.47715" calcext:value-type="float">
            <text:p>324,4772</text:p>
          </table:table-cell>
          <table:table-cell table:style-name="ce1" office:value-type="float" office:value="361.76995" calcext:value-type="float">
            <text:p>361,770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style-name="ce1" office:value-type="float" office:value="0.00935" calcext:value-type="float">
            <text:p>0,0094</text:p>
          </table:table-cell>
          <table:table-cell table:style-name="ce1" office:value-type="float" office:value="0.0485" calcext:value-type="float">
            <text:p>0,0485</text:p>
          </table:table-cell>
          <table:table-cell table:style-name="ce1" office:value-type="float" office:value="0.4875" calcext:value-type="float">
            <text:p>0,4875</text:p>
          </table:table-cell>
          <table:table-cell table:style-name="ce1" office:value-type="float" office:value="0.95745" calcext:value-type="float">
            <text:p>0,9575</text:p>
          </table:table-cell>
          <table:table-cell table:style-name="ce1" office:value-type="float" office:value="4.80525" calcext:value-type="float">
            <text:p>4,8053</text:p>
          </table:table-cell>
          <table:table-cell table:style-name="ce1" office:value-type="float" office:value="9.22195" calcext:value-type="float">
            <text:p>9,2220</text:p>
          </table:table-cell>
          <table:table-cell table:style-name="ce1" office:value-type="float" office:value="17.29345" calcext:value-type="float">
            <text:p>17,2935</text:p>
          </table:table-cell>
          <table:table-cell table:style-name="ce1" office:value-type="float" office:value="26.48675" calcext:value-type="float">
            <text:p>26,4868</text:p>
          </table:table-cell>
          <table:table-cell table:style-name="ce1" office:value-type="float" office:value="35.55295" calcext:value-type="float">
            <text:p>35,5530</text:p>
          </table:table-cell>
          <table:table-cell table:style-name="ce1" office:value-type="float" office:value="44.7987" calcext:value-type="float">
            <text:p>44,7987</text:p>
          </table:table-cell>
          <table:table-cell table:style-name="ce1" office:value-type="float" office:value="52.6732" calcext:value-type="float">
            <text:p>52,6732</text:p>
          </table:table-cell>
          <table:table-cell table:style-name="ce1" office:value-type="float" office:value="67.76975" calcext:value-type="float">
            <text:p>67,7698</text:p>
          </table:table-cell>
          <table:table-cell table:style-name="ce1" office:value-type="float" office:value="78.9474" calcext:value-type="float">
            <text:p>78,9474</text:p>
          </table:table-cell>
          <table:table-cell table:style-name="ce1" office:value-type="float" office:value="82.5152" calcext:value-type="float">
            <text:p>82,5152</text:p>
          </table:table-cell>
          <table:table-cell table:style-name="ce1" office:value-type="float" office:value="94.62675" calcext:value-type="float">
            <text:p>94,6268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table:style-name="ce1" office:value-type="float" office:value="0.0216" calcext:value-type="float">
            <text:p>0,0216</text:p>
          </table:table-cell>
          <table:table-cell table:style-name="ce1" office:value-type="float" office:value="0.1198" calcext:value-type="float">
            <text:p>0,1198</text:p>
          </table:table-cell>
          <table:table-cell table:style-name="ce1" office:value-type="float" office:value="1.52865" calcext:value-type="float">
            <text:p>1,5287</text:p>
          </table:table-cell>
          <table:table-cell table:style-name="ce1" office:value-type="float" office:value="3.20725" calcext:value-type="float">
            <text:p>3,2073</text:p>
          </table:table-cell>
          <table:table-cell table:style-name="ce1" office:value-type="float" office:value="17.57435" calcext:value-type="float">
            <text:p>17,5744</text:p>
          </table:table-cell>
          <table:table-cell table:style-name="ce1" office:value-type="float" office:value="36.6743" calcext:value-type="float">
            <text:p>36,6743</text:p>
          </table:table-cell>
          <table:table-cell table:style-name="ce1" office:value-type="float" office:value="76.0928" calcext:value-type="float">
            <text:p>76,0928</text:p>
          </table:table-cell>
          <table:table-cell table:style-name="ce1" office:value-type="float" office:value="117.30545" calcext:value-type="float">
            <text:p>117,3055</text:p>
          </table:table-cell>
          <table:table-cell table:style-name="ce1" office:value-type="float" office:value="159.50355" calcext:value-type="float">
            <text:p>159,5036</text:p>
          </table:table-cell>
          <table:table-cell table:style-name="ce1" office:value-type="float" office:value="200.97495" calcext:value-type="float">
            <text:p>200,9750</text:p>
          </table:table-cell>
          <table:table-cell table:style-name="ce1" office:value-type="float" office:value="243.81975" calcext:value-type="float">
            <text:p>243,8198</text:p>
          </table:table-cell>
          <table:table-cell table:style-name="ce1" office:value-type="float" office:value="287.98695" calcext:value-type="float">
            <text:p>287,9870</text:p>
          </table:table-cell>
          <table:table-cell table:style-name="ce1" office:value-type="float" office:value="331.845" calcext:value-type="float">
            <text:p>331,8450</text:p>
          </table:table-cell>
          <table:table-cell table:style-name="ce1" office:value-type="float" office:value="375.42865" calcext:value-type="float">
            <text:p>375,4287</text:p>
          </table:table-cell>
          <table:table-cell table:style-name="ce1" office:value-type="float" office:value="422.64665" calcext:value-type="float">
            <text:p>422,646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bbles</text:p>
          </table:table-cell>
          <table:table-cell table:style-name="ce1" office:value-type="float" office:value="0.10795" calcext:value-type="float">
            <text:p>0,1080</text:p>
          </table:table-cell>
          <table:table-cell table:style-name="ce1" office:value-type="float" office:value="1.5153" calcext:value-type="float">
            <text:p>1,5153</text:p>
          </table:table-cell>
          <table:table-cell table:style-name="ce1" office:value-type="float" office:value="91.2756" calcext:value-type="float">
            <text:p>91,2756</text:p>
          </table:table-cell>
          <table:table-cell table:style-name="ce1" office:value-type="float" office:value="425.38" calcext:value-type="float">
            <text:p>425,3800</text:p>
          </table:table-cell>
          <table:table-cell table:style-name="ce1" office:value-type="float" office:value="12557.9152" calcext:value-type="float">
            <text:p>12557,9152</text:p>
          </table:table-cell>
          <table:table-cell table:style-name="ce1" office:value-type="float" office:value="63930.98925" calcext:value-type="float">
            <text:p>63930,9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uentialInsertion</text:p>
          </table:table-cell>
          <table:table-cell table:style-name="ce1" office:value-type="float" office:value="0.0211" calcext:value-type="float">
            <text:p>0,0211</text:p>
          </table:table-cell>
          <table:table-cell table:style-name="ce1" office:value-type="float" office:value="0.4515" calcext:value-type="float">
            <text:p>0,4515</text:p>
          </table:table-cell>
          <table:table-cell table:style-name="ce1" office:value-type="float" office:value="43.2995" calcext:value-type="float">
            <text:p>43,2995</text:p>
          </table:table-cell>
          <table:table-cell table:style-name="ce1" office:value-type="float" office:value="172.78395" calcext:value-type="float">
            <text:p>172,7840</text:p>
          </table:table-cell>
          <table:table-cell table:style-name="ce1" office:value-type="float" office:value="4316.4249" calcext:value-type="float">
            <text:p>4316,4249</text:p>
          </table:table-cell>
          <table:table-cell table:style-name="ce1" office:value-type="float" office:value="18344.305375" calcext:value-type="float">
            <text:p>18344,3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uentInsChained</text:p>
          </table:table-cell>
          <table:table-cell table:style-name="ce1" office:value-type="float" office:value="0.03495" calcext:value-type="float">
            <text:p>0,0350</text:p>
          </table:table-cell>
          <table:table-cell table:style-name="ce1" office:value-type="float" office:value="0.80035" calcext:value-type="float">
            <text:p>0,8004</text:p>
          </table:table-cell>
          <table:table-cell table:style-name="ce1" office:value-type="float" office:value="73.6965" calcext:value-type="float">
            <text:p>73,6965</text:p>
          </table:table-cell>
          <table:table-cell table:style-name="ce1" office:value-type="float" office:value="294.6678" calcext:value-type="float">
            <text:p>294,6678</text:p>
          </table:table-cell>
          <table:table-cell table:style-name="ce1" office:value-type="float" office:value="7358.45995" calcext:value-type="float">
            <text:p>7358,4600</text:p>
          </table:table-cell>
          <table:table-cell table:style-name="ce1" office:value-type="float" office:value="33221.557889" calcext:value-type="float">
            <text:p>33221,5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chotomousInsertion</text:p>
          </table:table-cell>
          <table:table-cell table:style-name="ce1" office:value-type="float" office:value="0.02535" calcext:value-type="float">
            <text:p>0,0254</text:p>
          </table:table-cell>
          <table:table-cell table:style-name="ce1" office:value-type="float" office:value="0.37755" calcext:value-type="float">
            <text:p>0,3776</text:p>
          </table:table-cell>
          <table:table-cell table:style-name="ce1" office:value-type="float" office:value="22.78485" calcext:value-type="float">
            <text:p>22,7849</text:p>
          </table:table-cell>
          <table:table-cell table:style-name="ce1" office:value-type="float" office:value="88.98805" calcext:value-type="float">
            <text:p>88,9881</text:p>
          </table:table-cell>
          <table:table-cell table:style-name="ce1" office:value-type="float" office:value="2201.54075" calcext:value-type="float">
            <text:p>2201,5408</text:p>
          </table:table-cell>
          <table:table-cell table:style-name="ce1" office:value-type="float" office:value="8732.17365" calcext:value-type="float">
            <text:p>8732,1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ectionPermutation</text:p>
          </table:table-cell>
          <table:table-cell table:style-name="ce1" office:value-type="float" office:value="0.0293" calcext:value-type="float">
            <text:p>0,0293</text:p>
          </table:table-cell>
          <table:table-cell table:style-name="ce1" office:value-type="float" office:value="0.59375" calcext:value-type="float">
            <text:p>0,5938</text:p>
          </table:table-cell>
          <table:table-cell table:style-name="ce1" office:value-type="float" office:value="55.144" calcext:value-type="float">
            <text:p>55,1440</text:p>
          </table:table-cell>
          <table:table-cell table:style-name="ce1" office:value-type="float" office:value="219.74985" calcext:value-type="float">
            <text:p>219,7499</text:p>
          </table:table-cell>
          <table:table-cell table:style-name="ce1" office:value-type="float" office:value="5481.28995" calcext:value-type="float">
            <text:p>5481,2900</text:p>
          </table:table-cell>
          <table:table-cell table:style-name="ce1" office:value-type="float" office:value="23757.05325" calcext:value-type="float">
            <text:p>23757,0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float" office:value="0.0292" calcext:value-type="float">
            <text:p>0,0292</text:p>
          </table:table-cell>
          <table:table-cell table:style-name="ce1" office:value-type="float" office:value="0.1677" calcext:value-type="float">
            <text:p>0,1677</text:p>
          </table:table-cell>
          <table:table-cell table:style-name="ce1" office:value-type="float" office:value="1.5318" calcext:value-type="float">
            <text:p>1,5318</text:p>
          </table:table-cell>
          <table:table-cell table:style-name="ce1" office:value-type="float" office:value="2.83865" calcext:value-type="float">
            <text:p>2,8387</text:p>
          </table:table-cell>
          <table:table-cell table:style-name="ce1" office:value-type="float" office:value="15.56285" calcext:value-type="float">
            <text:p>15,5629</text:p>
          </table:table-cell>
          <table:table-cell table:style-name="ce1" office:value-type="float" office:value="32.1178" calcext:value-type="float">
            <text:p>32,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ckSort</text:p>
          </table:table-cell>
          <table:table-cell table:style-name="ce1" office:value-type="float" office:value="0.00935" calcext:value-type="float">
            <text:p>0,0094</text:p>
          </table:table-cell>
          <table:table-cell table:style-name="ce1" office:value-type="float" office:value="0.0485" calcext:value-type="float">
            <text:p>0,0485</text:p>
          </table:table-cell>
          <table:table-cell table:style-name="ce1" office:value-type="float" office:value="0.4875" calcext:value-type="float">
            <text:p>0,4875</text:p>
          </table:table-cell>
          <table:table-cell table:style-name="ce1" office:value-type="float" office:value="0.95745" calcext:value-type="float">
            <text:p>0,9575</text:p>
          </table:table-cell>
          <table:table-cell table:style-name="ce1" office:value-type="float" office:value="4.80525" calcext:value-type="float">
            <text:p>4,8053</text:p>
          </table:table-cell>
          <table:table-cell table:style-name="ce1" office:value-type="float" office:value="9.22195" calcext:value-type="float">
            <text:p>9,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aryTree</text:p>
          </table:table-cell>
          <table:table-cell office:value-type="float" office:value="0.05865" calcext:value-type="float">
            <text:p>0,05865</text:p>
          </table:table-cell>
          <table:table-cell office:value-type="float" office:value="0.2635" calcext:value-type="float">
            <text:p>0,2635</text:p>
          </table:table-cell>
          <table:table-cell office:value-type="float" office:value="3.63875" calcext:value-type="float">
            <text:p>3,63875</text:p>
          </table:table-cell>
          <table:table-cell office:value-type="float" office:value="11.80005" calcext:value-type="float">
            <text:p>11,80005</text:p>
          </table:table-cell>
          <table:table-cell office:value-type="float" office:value="360.42985" calcext:value-type="float">
            <text:p>360,42985</text:p>
          </table:table-cell>
          <table:table-cell office:value-type="float" office:value="2074.5627" calcext:value-type="float">
            <text:p>2074,5627</text:p>
          </table:table-cell>
          <table:table-cell office:value-type="float" office:value="12413.95165" calcext:value-type="float">
            <text:p>12413,95165</text:p>
          </table:table-cell>
          <table:table-cell office:value-type="float" office:value="36203.295375" calcext:value-type="float">
            <text:p>36203,295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pSort</text:p>
          </table:table-cell>
          <table:table-cell table:style-name="ce1" office:value-type="float" office:value="0.0216" calcext:value-type="float">
            <text:p>0,0216</text:p>
          </table:table-cell>
          <table:table-cell table:style-name="ce1" office:value-type="float" office:value="0.1198" calcext:value-type="float">
            <text:p>0,1198</text:p>
          </table:table-cell>
          <table:table-cell table:style-name="ce1" office:value-type="float" office:value="1.52865" calcext:value-type="float">
            <text:p>1,5287</text:p>
          </table:table-cell>
          <table:table-cell table:style-name="ce1" office:value-type="float" office:value="3.20725" calcext:value-type="float">
            <text:p>3,2073</text:p>
          </table:table-cell>
          <table:table-cell table:style-name="ce1" office:value-type="float" office:value="17.57435" calcext:value-type="float">
            <text:p>17,5744</text:p>
          </table:table-cell>
          <table:table-cell table:style-name="ce1" office:value-type="float" office:value="36.6743" calcext:value-type="float">
            <text:p>36,6743</text:p>
          </table:table-cell>
          <table:table-cell table:number-columns-repeated="9"/>
        </table:table-row>
        <table:table-row table:style-name="ro1" table:number-rows-repeated="104855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1:08:04.677741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1:31:31.949647873</meta:creation-date>
    <meta:generator>LibreOffice/5.1.4.2$Linux_X86_64 LibreOffice_project/10m0$Build-2</meta:generator>
    <dc:date>2016-10-19T11:19:39.293054761</dc:date>
    <meta:editing-duration>PT1H12M17S</meta:editing-duration>
    <meta:editing-cycles>7</meta:editing-cycles>
    <meta:document-statistic meta:table-count="1" meta:cell-count="1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3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3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79cm" svg:height="9cm" xlink:href=".." xlink:type="simple" chart:class="chart:line" chart:style-name="ch1">
        <chart:title svg:x="6.911cm" svg:y="0.316cm" chart:style-name="ch2">
          <text:p>Algorithmes "Lents"</text:p>
        </chart:title>
        <chart:legend chart:legend-position="end" svg:x="13.201cm" svg:y="2.956cm" style:legend-expansion="high" chart:style-name="ch3"/>
        <chart:plot-area chart:style-name="ch4" table:cell-range-address="Feuille1.B1:Feuille1.P7 Feuille1.A2:Feuille1.A7" chart:data-source-has-labels="both" svg:x="1.368cm" svg:y="1.275cm" svg:width="11.476cm" svg:height="6.564cm">
          <chartooo:coordinate-region svg:x="3.392cm" svg:y="1.275cm" svg:width="9.312cm" svg:height="4.505cm"/>
          <chart:axis chart:dimension="x" chart:name="primary-x" chart:style-name="ch5" chartooo:axis-type="auto">
            <chartooo:date-scale/>
            <chart:title svg:x="5.713cm" svg:y="8.019cm" chart:style-name="ch6">
              <text:p>Tailles de tableaux</text:p>
            </chart:title>
            <chart:categories table:cell-range-address="Feuille1.B1:Feuille1.P1"/>
          </chart:axis>
          <chart:axis chart:dimension="y" chart:name="primary-y" chart:style-name="ch7">
            <chart:title svg:x="0.451cm" svg:y="5.55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B2:Feuille1.P2" chart:label-cell-address="Feuille1.A2:Feuille1.A2" chart:class="chart:line">
            <chart:data-point chart:repeated="15"/>
          </chart:series>
          <chart:series chart:style-name="ch11" chart:values-cell-range-address="Feuille1.B3:Feuille1.P3" chart:label-cell-address="Feuille1.A3:Feuille1.A3" chart:class="chart:line">
            <chart:data-point chart:repeated="15"/>
          </chart:series>
          <chart:series chart:style-name="ch12" chart:values-cell-range-address="Feuille1.B4:Feuille1.P4" chart:label-cell-address="Feuille1.A4:Feuille1.A4" chart:class="chart:line">
            <chart:data-point chart:repeated="15"/>
          </chart:series>
          <chart:series chart:style-name="ch13" chart:values-cell-range-address="Feuille1.B5:Feuille1.P5" chart:label-cell-address="Feuille1.A5:Feuille1.A5" chart:class="chart:line">
            <chart:data-point chart:repeated="15"/>
          </chart:series>
          <chart:series chart:style-name="ch14" chart:values-cell-range-address="Feuille1.B6:Feuille1.P6" chart:label-cell-address="Feuille1.A6:Feuille1.A6" chart:class="chart:line">
            <chart:data-point chart:repeated="15"/>
          </chart:series>
          <chart:series chart:style-name="ch15" chart:values-cell-range-address="Feuille1.B7:Feuille1.P7" chart:label-cell-address="Feuille1.A7:Feuille1.A7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  <draw:g>
                  <svg:desc>Feuille1.B1:Feuille1.P1</svg:desc>
                </draw:g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Bubbles</text:p>
                <draw:g>
                  <svg:desc>Feuille1.A2:Feuille1.A2</svg:desc>
                </draw:g>
              </table:table-cell>
              <table:table-cell office:value-type="float" office:value="0.10795">
                <text:p>0.10795</text:p>
                <draw:g>
                  <svg:desc>Feuille1.B2:Feuille1.P2</svg:desc>
                </draw:g>
              </table:table-cell>
              <table:table-cell office:value-type="float" office:value="1.5153">
                <text:p>1.5153</text:p>
              </table:table-cell>
              <table:table-cell office:value-type="float" office:value="91.2756">
                <text:p>91.2756</text:p>
              </table:table-cell>
              <table:table-cell office:value-type="float" office:value="425.38">
                <text:p>425.38</text:p>
              </table:table-cell>
              <table:table-cell office:value-type="float" office:value="12557.9152">
                <text:p>12557.9152</text:p>
              </table:table-cell>
              <table:table-cell office:value-type="float" office:value="63930.98925">
                <text:p>63930.9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quentialInsertion</text:p>
                <draw:g>
                  <svg:desc>Feuille1.A3:Feuille1.A3</svg:desc>
                </draw:g>
              </table:table-cell>
              <table:table-cell office:value-type="float" office:value="0.0211">
                <text:p>0.0211</text:p>
                <draw:g>
                  <svg:desc>Feuille1.B3:Feuille1.P3</svg:desc>
                </draw:g>
              </table:table-cell>
              <table:table-cell office:value-type="float" office:value="0.4515">
                <text:p>0.4515</text:p>
              </table:table-cell>
              <table:table-cell office:value-type="float" office:value="43.2995">
                <text:p>43.2995</text:p>
              </table:table-cell>
              <table:table-cell office:value-type="float" office:value="172.78395">
                <text:p>172.78395</text:p>
              </table:table-cell>
              <table:table-cell office:value-type="float" office:value="4316.4249">
                <text:p>4316.4249</text:p>
              </table:table-cell>
              <table:table-cell office:value-type="float" office:value="18344.305375">
                <text:p>18344.30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quentInsChained</text:p>
                <draw:g>
                  <svg:desc>Feuille1.A4:Feuille1.A4</svg:desc>
                </draw:g>
              </table:table-cell>
              <table:table-cell office:value-type="float" office:value="0.03495">
                <text:p>0.03495</text:p>
                <draw:g>
                  <svg:desc>Feuille1.B4:Feuille1.P4</svg:desc>
                </draw:g>
              </table:table-cell>
              <table:table-cell office:value-type="float" office:value="0.80035">
                <text:p>0.80035</text:p>
              </table:table-cell>
              <table:table-cell office:value-type="float" office:value="73.6965">
                <text:p>73.6965</text:p>
              </table:table-cell>
              <table:table-cell office:value-type="float" office:value="294.6678">
                <text:p>294.6678</text:p>
              </table:table-cell>
              <table:table-cell office:value-type="float" office:value="7358.45995">
                <text:p>7358.45995</text:p>
              </table:table-cell>
              <table:table-cell office:value-type="float" office:value="33221.557889">
                <text:p>33221.55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hotomousInsertion</text:p>
                <draw:g>
                  <svg:desc>Feuille1.A5:Feuille1.A5</svg:desc>
                </draw:g>
              </table:table-cell>
              <table:table-cell office:value-type="float" office:value="0.02535">
                <text:p>0.02535</text:p>
                <draw:g>
                  <svg:desc>Feuille1.B5:Feuille1.P5</svg:desc>
                </draw:g>
              </table:table-cell>
              <table:table-cell office:value-type="float" office:value="0.37755">
                <text:p>0.37755</text:p>
              </table:table-cell>
              <table:table-cell office:value-type="float" office:value="22.78485">
                <text:p>22.78485</text:p>
              </table:table-cell>
              <table:table-cell office:value-type="float" office:value="88.98805">
                <text:p>88.98805</text:p>
              </table:table-cell>
              <table:table-cell office:value-type="float" office:value="2201.54075">
                <text:p>2201.54075</text:p>
              </table:table-cell>
              <table:table-cell office:value-type="float" office:value="8732.17365">
                <text:p>8732.17365</text:p>
              </table:table-cell>
              <table:table-cell office:value-type="float" office:value="39805.021857">
                <text:p>39805.02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naryTree</text:p>
                <draw:g>
                  <svg:desc>Feuille1.A6:Feuille1.A6</svg:desc>
                </draw:g>
              </table:table-cell>
              <table:table-cell office:value-type="float" office:value="0.05865">
                <text:p>0.05865</text:p>
                <draw:g>
                  <svg:desc>Feuille1.B6:Feuille1.P6</svg:desc>
                </draw:g>
              </table:table-cell>
              <table:table-cell office:value-type="float" office:value="0.2635">
                <text:p>0.2635</text:p>
              </table:table-cell>
              <table:table-cell office:value-type="float" office:value="3.63875">
                <text:p>3.63875</text:p>
              </table:table-cell>
              <table:table-cell office:value-type="float" office:value="11.80005">
                <text:p>11.80005</text:p>
              </table:table-cell>
              <table:table-cell office:value-type="float" office:value="360.42985">
                <text:p>360.42985</text:p>
              </table:table-cell>
              <table:table-cell office:value-type="float" office:value="2074.5627">
                <text:p>2074.5627</text:p>
              </table:table-cell>
              <table:table-cell office:value-type="float" office:value="12413.95165">
                <text:p>12413.95165</text:p>
              </table:table-cell>
              <table:table-cell office:value-type="float" office:value="36203.295375">
                <text:p>36203.29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Permutation</text:p>
                <draw:g>
                  <svg:desc>Feuille1.A7:Feuille1.A7</svg:desc>
                </draw:g>
              </table:table-cell>
              <table:table-cell office:value-type="float" office:value="0.0293">
                <text:p>0.0293</text:p>
                <draw:g>
                  <svg:desc>Feuille1.B7:Feuille1.P7</svg:desc>
                </draw:g>
              </table:table-cell>
              <table:table-cell office:value-type="float" office:value="0.59375">
                <text:p>0.59375</text:p>
              </table:table-cell>
              <table:table-cell office:value-type="float" office:value="55.144">
                <text:p>55.144</text:p>
              </table:table-cell>
              <table:table-cell office:value-type="float" office:value="219.74985">
                <text:p>219.74985</text:p>
              </table:table-cell>
              <table:table-cell office:value-type="float" office:value="5481.28995">
                <text:p>5481.28995</text:p>
              </table:table-cell>
              <table:table-cell office:value-type="float" office:value="23757.05325">
                <text:p>23757.0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2" chart:style-name="ch1">
        <chart:title svg:x="5.707cm" svg:y="0.316cm" chart:style-name="ch2">
          <text:p>Algorithmes "Rapides"</text:p>
        </chart:title>
        <chart:legend chart:legend-position="end" svg:x="13.121cm" svg:y="3.454cm" style:legend-expansion="high" chart:style-name="ch3"/>
        <chart:plot-area chart:style-name="ch4" table:cell-range-address="Feuille1.B9:Feuille1.P12 Feuille1.A10:Feuille1.A12" chart:data-source-has-labels="both" svg:x="1.331cm" svg:y="1.275cm" svg:width="11.47cm" svg:height="6.564cm">
          <chartooo:coordinate-region svg:x="2.984cm" svg:y="1.275cm" svg:width="9.677cm" svg:height="4.505cm"/>
          <chart:axis chart:dimension="x" chart:name="primary-x" chart:style-name="ch5" chartooo:axis-type="auto">
            <chartooo:date-scale/>
            <chart:title svg:x="5.593cm" svg:y="8.019cm" chart:style-name="ch6">
              <text:p>Tailles des tableaux</text:p>
            </chart:title>
            <chart:categories table:cell-range-address="Feuille1.B9:Feuille1.P9"/>
          </chart:axis>
          <chart:axis chart:dimension="y" chart:name="primary-y" chart:style-name="ch7">
            <chart:title svg:x="0.451cm" svg:y="5.55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B10:Feuille1.P10" chart:label-cell-address="Feuille1.A10:Feuille1.A10" chart:class="chart:line">
            <chart:data-point chart:repeated="15"/>
          </chart:series>
          <chart:series chart:style-name="ch11" chart:values-cell-range-address="Feuille1.B11:Feuille1.P11" chart:label-cell-address="Feuille1.A11:Feuille1.A11" chart:class="chart:line">
            <chart:data-point chart:repeated="15"/>
          </chart:series>
          <chart:series chart:style-name="ch12" chart:values-cell-range-address="Feuille1.B12:Feuille1.P12" chart:label-cell-address="Feuille1.A12:Feuille1.A12" chart:class="chart:line">
            <chart:data-point chart:repeated="15"/>
          </chart:series>
          <chart:series chart:style-name="ch13" chart:values-cell-range-address="Feuille1.B12:Feuille1.P12" chart:label-cell-address="Feuille1.A12:Feuille1.A12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  <draw:g>
                  <svg:desc>Feuille1.B9:Feuille1.P9</svg:desc>
                </draw:g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Merge</text:p>
                <draw:g>
                  <svg:desc>Feuille1.A10:Feuille1.A10</svg:desc>
                </draw:g>
              </table:table-cell>
              <table:table-cell office:value-type="float" office:value="0.0292">
                <text:p>0.0292</text:p>
                <draw:g>
                  <svg:desc>Feuille1.B10:Feuille1.P10</svg:desc>
                </draw:g>
              </table:table-cell>
              <table:table-cell office:value-type="float" office:value="0.1677">
                <text:p>0.1677</text:p>
              </table:table-cell>
              <table:table-cell office:value-type="float" office:value="1.5318">
                <text:p>1.5318</text:p>
              </table:table-cell>
              <table:table-cell office:value-type="float" office:value="2.83865">
                <text:p>2.83865</text:p>
              </table:table-cell>
              <table:table-cell office:value-type="float" office:value="15.56285">
                <text:p>15.56285</text:p>
              </table:table-cell>
              <table:table-cell office:value-type="float" office:value="32.1178">
                <text:p>32.1178</text:p>
              </table:table-cell>
              <table:table-cell office:value-type="float" office:value="66.3263">
                <text:p>66.3263</text:p>
              </table:table-cell>
              <table:table-cell office:value-type="float" office:value="101.66705">
                <text:p>101.66705</text:p>
              </table:table-cell>
              <table:table-cell office:value-type="float" office:value="137.214">
                <text:p>137.214</text:p>
              </table:table-cell>
              <table:table-cell office:value-type="float" office:value="174.4969">
                <text:p>174.4969</text:p>
              </table:table-cell>
              <table:table-cell office:value-type="float" office:value="212.6654">
                <text:p>212.6654</text:p>
              </table:table-cell>
              <table:table-cell office:value-type="float" office:value="247.94925">
                <text:p>247.94925</text:p>
              </table:table-cell>
              <table:table-cell office:value-type="float" office:value="284.1719">
                <text:p>284.1719</text:p>
              </table:table-cell>
              <table:table-cell office:value-type="float" office:value="324.47715">
                <text:p>324.47715</text:p>
              </table:table-cell>
              <table:table-cell office:value-type="float" office:value="361.76995">
                <text:p>361.76995</text:p>
              </table:table-cell>
            </table:table-row>
            <table:table-row>
              <table:table-cell office:value-type="string">
                <text:p>QuickSort</text:p>
                <draw:g>
                  <svg:desc>Feuille1.A11:Feuille1.A11</svg:desc>
                </draw:g>
              </table:table-cell>
              <table:table-cell office:value-type="float" office:value="0.00935">
                <text:p>0.00935</text:p>
                <draw:g>
                  <svg:desc>Feuille1.B11:Feuille1.P11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4875">
                <text:p>0.4875</text:p>
              </table:table-cell>
              <table:table-cell office:value-type="float" office:value="0.95745">
                <text:p>0.95745</text:p>
              </table:table-cell>
              <table:table-cell office:value-type="float" office:value="4.80525">
                <text:p>4.80525</text:p>
              </table:table-cell>
              <table:table-cell office:value-type="float" office:value="9.22195">
                <text:p>9.22195</text:p>
              </table:table-cell>
              <table:table-cell office:value-type="float" office:value="17.29345">
                <text:p>17.29345</text:p>
              </table:table-cell>
              <table:table-cell office:value-type="float" office:value="26.48675">
                <text:p>26.48675</text:p>
              </table:table-cell>
              <table:table-cell office:value-type="float" office:value="35.55295">
                <text:p>35.55295</text:p>
              </table:table-cell>
              <table:table-cell office:value-type="float" office:value="44.7987">
                <text:p>44.7987</text:p>
              </table:table-cell>
              <table:table-cell office:value-type="float" office:value="52.6732">
                <text:p>52.6732</text:p>
              </table:table-cell>
              <table:table-cell office:value-type="float" office:value="67.76975">
                <text:p>67.76975</text:p>
              </table:table-cell>
              <table:table-cell office:value-type="float" office:value="78.9474">
                <text:p>78.9474</text:p>
              </table:table-cell>
              <table:table-cell office:value-type="float" office:value="82.5152">
                <text:p>82.5152</text:p>
              </table:table-cell>
              <table:table-cell office:value-type="float" office:value="94.62675">
                <text:p>94.62675</text:p>
              </table:table-cell>
            </table:table-row>
            <table:table-row>
              <table:table-cell office:value-type="string">
                <text:p>HeapSort</text:p>
                <draw:g>
                  <svg:desc>Feuille1.A12:Feuille1.A12</svg:desc>
                </draw:g>
              </table:table-cell>
              <table:table-cell office:value-type="float" office:value="0.0216">
                <text:p>0.0216</text:p>
                <draw:g>
                  <svg:desc>Feuille1.B12:Feuille1.P12</svg:desc>
                </draw:g>
              </table:table-cell>
              <table:table-cell office:value-type="float" office:value="0.1198">
                <text:p>0.1198</text:p>
              </table:table-cell>
              <table:table-cell office:value-type="float" office:value="1.52865">
                <text:p>1.52865</text:p>
              </table:table-cell>
              <table:table-cell office:value-type="float" office:value="3.20725">
                <text:p>3.20725</text:p>
              </table:table-cell>
              <table:table-cell office:value-type="float" office:value="17.57435">
                <text:p>17.57435</text:p>
              </table:table-cell>
              <table:table-cell office:value-type="float" office:value="36.6743">
                <text:p>36.6743</text:p>
              </table:table-cell>
              <table:table-cell office:value-type="float" office:value="76.0928">
                <text:p>76.0928</text:p>
              </table:table-cell>
              <table:table-cell office:value-type="float" office:value="117.30545">
                <text:p>117.30545</text:p>
              </table:table-cell>
              <table:table-cell office:value-type="float" office:value="159.50355">
                <text:p>159.50355</text:p>
              </table:table-cell>
              <table:table-cell office:value-type="float" office:value="200.97495">
                <text:p>200.97495</text:p>
              </table:table-cell>
              <table:table-cell office:value-type="float" office:value="243.81975">
                <text:p>243.81975</text:p>
              </table:table-cell>
              <table:table-cell office:value-type="float" office:value="287.98695">
                <text:p>287.98695</text:p>
              </table:table-cell>
              <table:table-cell office:value-type="float" office:value="331.845">
                <text:p>331.845</text:p>
              </table:table-cell>
              <table:table-cell office:value-type="float" office:value="375.42865">
                <text:p>375.42865</text:p>
              </table:table-cell>
              <table:table-cell office:value-type="float" office:value="422.64665">
                <text:p>422.64665</text:p>
              </table:table-cell>
            </table:table-row>
            <table:table-row>
              <table:table-cell office:value-type="string">
                <text:p>HeapSort</text:p>
                <draw:g>
                  <svg:desc>Feuille1.A12:Feuille1.A12</svg:desc>
                </draw:g>
              </table:table-cell>
              <table:table-cell office:value-type="float" office:value="0.0216">
                <text:p>0.0216</text:p>
                <draw:g>
                  <svg:desc>Feuille1.B12:Feuille1.P12</svg:desc>
                </draw:g>
              </table:table-cell>
              <table:table-cell office:value-type="float" office:value="0.1198">
                <text:p>0.1198</text:p>
              </table:table-cell>
              <table:table-cell office:value-type="float" office:value="1.52865">
                <text:p>1.52865</text:p>
              </table:table-cell>
              <table:table-cell office:value-type="float" office:value="3.20725">
                <text:p>3.20725</text:p>
              </table:table-cell>
              <table:table-cell office:value-type="float" office:value="17.57435">
                <text:p>17.57435</text:p>
              </table:table-cell>
              <table:table-cell office:value-type="float" office:value="36.6743">
                <text:p>36.6743</text:p>
              </table:table-cell>
              <table:table-cell office:value-type="float" office:value="76.0928">
                <text:p>76.0928</text:p>
              </table:table-cell>
              <table:table-cell office:value-type="float" office:value="117.30545">
                <text:p>117.30545</text:p>
              </table:table-cell>
              <table:table-cell office:value-type="float" office:value="159.50355">
                <text:p>159.50355</text:p>
              </table:table-cell>
              <table:table-cell office:value-type="float" office:value="200.97495">
                <text:p>200.97495</text:p>
              </table:table-cell>
              <table:table-cell office:value-type="float" office:value="243.81975">
                <text:p>243.81975</text:p>
              </table:table-cell>
              <table:table-cell office:value-type="float" office:value="287.98695">
                <text:p>287.98695</text:p>
              </table:table-cell>
              <table:table-cell office:value-type="float" office:value="331.845">
                <text:p>331.845</text:p>
              </table:table-cell>
              <table:table-cell office:value-type="float" office:value="375.42865">
                <text:p>375.42865</text:p>
              </table:table-cell>
              <table:table-cell office:value-type="float" office:value="422.64665">
                <text:p>422.64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